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5"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9"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10" style:family="paragraph" style:parent-style-name="Standard">
      <style:paragraph-properties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officeooo:paragraph-rsid="003625c4" style:font-size-asian="11pt" style:font-size-complex="11pt"/>
    </style:style>
    <style:style style:name="P13"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4" style:family="paragraph" style:parent-style-name="Standard">
      <loext:graphic-properties draw:fill="solid" draw:fill-color="#ffffff" draw:opacity="100%"/>
      <style:paragraph-properties fo:text-align="justify" style:justify-single-word="false" fo:background-color="#ffffff"/>
      <style:text-properties fo:font-size="11pt" fo:font-style="normal" fo:font-weight="bold" officeooo:paragraph-rsid="002939df" style:font-size-asian="11pt" style:font-style-asian="normal" style:font-weight-asian="bold" style:font-size-complex="11pt" style:font-style-complex="normal"/>
    </style:style>
    <style:style style:name="P15"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9"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20"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21"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22" style:family="paragraph" style:parent-style-name="Standard">
      <style:paragraph-properties fo:text-align="justify" style:justify-single-word="false"/>
      <style:text-properties fo:font-size="5pt" style:font-size-asian="4.34999990463257pt" style:font-size-complex="5pt"/>
    </style:style>
    <style:style style:name="P23"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4" style:family="paragraph" style:parent-style-name="Standard">
      <style:paragraph-properties fo:text-align="justify" style:justify-single-word="false"/>
      <style:text-properties fo:font-style="normal" officeooo:paragraph-rsid="001849c6" style:font-style-asian="normal" style:font-style-complex="normal"/>
    </style:style>
    <style:style style:name="P25" style:family="paragraph" style:parent-style-name="Standard">
      <style:paragraph-properties fo:text-align="justify" style:justify-single-word="false"/>
      <style:text-properties fo:font-style="normal" officeooo:paragraph-rsid="001858dd" style:font-style-asian="normal" style:font-style-complex="normal"/>
    </style:style>
    <style:style style:name="P26" style:family="paragraph" style:parent-style-name="Standard">
      <style:paragraph-properties fo:text-align="justify" style:justify-single-word="false"/>
      <style:text-properties fo:font-style="normal" officeooo:paragraph-rsid="0036c177" style:font-style-asian="normal" style:font-style-complex="normal"/>
    </style:style>
    <style:style style:name="P27" style:family="paragraph" style:parent-style-name="Standard">
      <style:paragraph-properties fo:text-align="justify" style:justify-single-word="false"/>
      <style:text-properties fo:font-style="normal" officeooo:paragraph-rsid="003bd730" style:font-style-asian="normal" style:font-style-complex="normal"/>
    </style:style>
    <style:style style:name="P28"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9" style:family="paragraph" style:parent-style-name="Standard">
      <style:paragraph-properties fo:text-align="justify" style:justify-single-word="false"/>
      <style:text-properties style:font-name="Times New Roman1" fo:font-size="11pt" style:font-size-asian="11pt" style:font-size-complex="11pt"/>
    </style:style>
    <style:style style:name="P30"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31"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32"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33"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34" style:family="paragraph" style:parent-style-name="Standard">
      <style:paragraph-properties fo:text-align="justify" style:justify-single-word="false"/>
      <style:text-properties style:font-name="Times New Roman1" fo:font-size="11pt" officeooo:paragraph-rsid="003dac0d" style:font-size-asian="11pt" style:font-size-complex="11pt"/>
    </style:style>
    <style:style style:name="P35" style:family="paragraph" style:parent-style-name="Table_20_Contents">
      <style:paragraph-properties fo:text-align="justify" style:justify-single-word="false"/>
      <style:text-properties fo:font-style="normal" style:font-style-asian="normal" style:font-style-complex="normal"/>
    </style:style>
    <style:style style:name="P36"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7"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8"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9" style:family="paragraph" style:parent-style-name="Standard">
      <style:paragraph-properties fo:margin-top="0.199cm" fo:margin-bottom="0cm" loext:contextual-spacing="false" fo:text-align="justify" style:justify-single-word="false"/>
      <style:text-properties fo:font-style="normal" fo:font-weight="bold" officeooo:paragraph-rsid="001849c6" style:font-style-asian="normal" style:font-weight-asian="bold" style:font-style-complex="normal"/>
    </style:style>
    <style:style style:name="P40"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41" style:family="paragraph" style:parent-style-name="Standard" style:list-style-name="WW8Num1">
      <style:paragraph-properties fo:text-align="justify" style:justify-single-word="false"/>
    </style:style>
    <style:style style:name="P42" style:family="paragraph" style:parent-style-name="Standard" style:list-style-name="WW8Num1">
      <style:paragraph-properties fo:text-align="justify" style:justify-single-word="false"/>
      <style:text-properties fo:font-size="11pt" style:font-size-asian="11pt" style:font-size-complex="11pt"/>
    </style:style>
    <style:style style:name="P43" style:family="paragraph" style:parent-style-name="Standard" style:list-style-name="WW8Num1">
      <style:paragraph-properties fo:text-align="justify" style:justify-single-word="false">
        <style:tab-stops>
          <style:tab-stop style:position="1cm"/>
        </style:tab-stops>
      </style:paragraph-properties>
      <style:text-properties fo:font-size="11pt" style:font-size-asian="11pt" style:font-size-complex="11pt"/>
    </style:style>
    <style:style style:name="P4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45"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6" style:family="paragraph" style:parent-style-name="Standard">
      <style:paragraph-properties fo:text-align="justify" style:justify-single-word="false"/>
      <style:text-properties fo:font-size="16pt" style:font-size-asian="16pt" style:font-size-complex="16pt"/>
    </style:style>
    <style:style style:name="P47" style:family="paragraph" style:parent-style-name="Standard">
      <style:paragraph-properties fo:text-align="justify" style:justify-single-word="false" fo:break-before="page"/>
      <style:text-properties fo:font-size="16pt" fo:font-weight="bold" style:font-size-asian="16pt" style:font-weight-asian="bold" style:font-size-complex="16pt"/>
    </style:style>
    <style:style style:name="P48"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officeooo:rsid="003625c4" style:font-size-asian="11pt" style:font-size-complex="11pt"/>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size="10pt" fo:font-style="normal" style:font-size-asian="10pt" style:font-style-asian="normal" style:font-size-complex="10pt" style:font-style-complex="normal"/>
    </style:style>
    <style:style style:name="T9" style:family="text">
      <style:text-properties style:font-name="Times" fo:font-size="11pt" style:font-size-asian="11pt" style:font-name-complex="Times" style:font-size-complex="11pt"/>
    </style:style>
    <style:style style:name="T10"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11"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2" style:family="text">
      <style:text-properties fo:color="#221f1f" style:text-position="-5% 100%" style:font-name="Times New Roman1" fo:letter-spacing="-0.007cm" style:text-underline-style="none" fo:font-weight="normal" fo:background-color="transparent" loext:char-shading-value="0" style:font-weight-asian="normal" style:font-name-complex="Lucida Sans" style:font-weight-complex="normal"/>
    </style:style>
    <style:style style:name="T13" style:family="text">
      <style:text-properties fo:color="#221f1f" style:text-position="-5% 100%" style:font-name="Times New Roman1"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14" style:family="text">
      <style:text-properties fo:color="#221f1f" style:text-position="-5% 100%" style:font-name="Times New Roman1"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15"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6"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7"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8"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9"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20"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21"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22"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23"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24"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5"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6"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7"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8"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9"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30"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31"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32" style:family="text">
      <style:text-properties fo:color="#221f1f" style:font-name="Lucida Sans" fo:font-size="11pt" fo:letter-spacing="-0.007cm" fo:font-style="italic" fo:font-weight="bold" style:font-size-asian="11pt" style:font-style-asian="italic" style:font-weight-asian="bold" style:font-name-complex="Lucida Sans" style:font-size-complex="11pt" style:font-style-complex="italic" style:font-weight-complex="bold"/>
    </style:style>
    <style:style style:name="T33" style:family="text">
      <style:text-properties fo:color="#221f1f" style:font-name="Lucida Sans" fo:font-size="11pt" fo:letter-spacing="-0.007cm" fo:font-style="italic" fo:font-weight="normal" style:font-size-asian="11pt" style:font-style-asian="italic" style:font-weight-asian="normal" style:font-name-complex="Lucida Sans" style:font-size-complex="11pt" style:font-style-complex="italic" style:font-weight-complex="normal"/>
    </style:style>
    <style:style style:name="T34" style:family="text">
      <style:text-properties fo:color="#221f1f" style:font-name="Lucida Sans"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5" style:family="text">
      <style:text-properties fo:color="#221f1f" style:font-name="Times New Roman1" fo:letter-spacing="-0.007cm" fo:font-weight="normal" style:font-weight-asian="normal" style:font-name-complex="Lucida Sans" style:font-weight-complex="normal"/>
    </style:style>
    <style:style style:name="T36" style:family="text">
      <style:text-properties fo:color="#221f1f" style:font-name="Times New Roman1"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7" style:family="text">
      <style:text-properties fo:font-style="normal" style:font-style-asian="normal" style:font-style-complex="normal"/>
    </style:style>
    <style:style style:name="T38" style:family="text">
      <style:text-properties officeooo:rsid="001fc765"/>
    </style:style>
    <style:style style:name="T39"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40" style:family="text">
      <style:text-properties style:font-name="Times New Roman1"/>
    </style:style>
    <style:style style:name="T41" style:family="text">
      <style:text-properties style:font-name="Times New Roman1" fo:font-size="11pt" fo:font-weight="bold" style:font-size-asian="11pt" style:font-weight-asian="bold" style:font-size-complex="11pt"/>
    </style:style>
    <style:style style:name="T42" style:family="text">
      <style:text-properties style:font-name="Times New Roman1" fo:font-size="11pt" style:font-size-asian="11pt" style:font-size-complex="11pt"/>
    </style:style>
    <style:style style:name="T43" style:family="text">
      <style:text-properties style:font-name="Times New Roman1" fo:font-size="11pt" officeooo:rsid="00228daa" style:font-size-asian="11pt" style:font-size-complex="11pt"/>
    </style:style>
    <style:style style:name="T44" style:family="text">
      <style:text-properties style:font-name="Times New Roman1" fo:font-size="11pt" officeooo:rsid="00255141" style:font-size-asian="11pt" style:font-size-complex="11pt"/>
    </style:style>
    <style:style style:name="T45" style:family="text">
      <style:text-properties officeooo:rsid="003096b4"/>
    </style:style>
    <style:style style:name="T46" style:family="text">
      <style:text-properties officeooo:rsid="00328ff5"/>
    </style:style>
    <style:style style:name="T47" style:family="text">
      <style:text-properties officeooo:rsid="003625c4"/>
    </style:style>
    <style:style style:name="T48" style:family="text">
      <style:text-properties officeooo:rsid="00385f4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Ficha de identificación</text:p>
      <text:p text:style-name="P4">de embarcaciones</text:p>
      <text:p text:style-name="P5"><draw:connector text:anchor-type="char" draw:z-index="9" draw:style-name="gr1" draw:text-style-name="P48" draw:type="line" svg:x1="0.042cm" svg:y1="0.258cm" svg:x2="16.554cm" svg:y2="0.261cm" svg:d="M42 258l16512 3" svg:viewBox="0 0 16514 5"><text:p/></draw:connector></text:p>
      <text:p text:style-name="P2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14">Fecha: <text:span text:style-name="T12"><text:date style:data-style-name="N36" text:date-value="2016-03-01T10:30:48.949125339">01/03/2016</text:date></text:span></text:p>
          </table:table-cell>
          <table:covered-table-cell/>
          <table:covered-table-cell/>
          <table:covered-table-cell/>
          <table:table-cell table:style-name="Tabla2.A1" table:number-columns-spanned="6" office:value-type="string">
            <text:p text:style-name="P13">Hecho a declarar: <text:s/><text:span text:style-name="T48">ALTA</text:span></text:p>
          </table:table-cell>
          <table:covered-table-cell/>
          <table:covered-table-cell/>
          <table:covered-table-cell/>
          <table:covered-table-cell/>
          <table:covered-table-cell/>
        </table:table-row>
        <table:table-row>
          <table:table-cell table:style-name="Tabla2.A1" table:number-columns-spanned="7" office:value-type="string">
            <text:p text:style-name="P39">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35"/>
          </table:table-cell>
          <table:covered-table-cell/>
          <table:covered-table-cell/>
        </table:table-row>
        <table:table-row>
          <table:table-cell table:style-name="Tabla2.A1" table:number-columns-spanned="7" office:value-type="string">
            <text:p text:style-name="P24"><text:span text:style-name="T7">Nombre: </text:span><text:span text:style-name="T10"><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5"><text:span text:style-name="T7">Matricula: </text:span><text:span text:style-name="T10"><text:text-input text:description="&lt;o.plate&gt;">d</text:text-input></text:span></text:p>
          </table:table-cell>
          <table:covered-table-cell/>
          <table:covered-table-cell/>
        </table:table-row>
        <table:table-row>
          <table:table-cell table:style-name="Tabla2.A1" table:number-columns-spanned="7" office:value-type="string">
            <text:p text:style-name="P25"><text:span text:style-name="T7">Tipo: </text:span><text:span text:style-name="T10"><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5"><text:span text:style-name="T7">Casco: </text:span><text:span text:style-name="T10"><text:text-input text:description="&lt;o.hull&gt;">d</text:text-input></text:span></text:p>
          </table:table-cell>
          <table:covered-table-cell/>
          <table:covered-table-cell/>
        </table:table-row>
        <table:table-row>
          <table:table-cell table:style-name="Tabla2.A1" table:number-columns-spanned="3" office:value-type="string">
            <text:p text:style-name="P25"><text:span text:style-name="T7">Material: </text:span><text:span text:style-name="T10"><text:text-input text:description="&lt;o.material_id.name&gt;">d</text:text-input></text:span></text:p>
          </table:table-cell>
          <table:covered-table-cell/>
          <table:covered-table-cell/>
          <table:table-cell table:style-name="Tabla2.A1" table:number-columns-spanned="5" office:value-type="string">
            <text:p text:style-name="P25"><text:span text:style-name="T7">Astillero: </text:span><text:span text:style-name="T10"><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5"><text:span text:style-name="T7">Año: </text:span><text:span text:style-name="T10"><text:text-input text:description="&lt;o.hull_year&gt;">d</text:text-input></text:span></text:p>
          </table:table-cell>
          <table:covered-table-cell/>
        </table:table-row>
        <table:table-row>
          <table:table-cell table:style-name="Tabla2.A1" office:value-type="string">
            <text:p text:style-name="P25"><text:span text:style-name="T7">Eslora: </text:span><text:span text:style-name="T10"><text:text-input text:description="&lt;o.lenght&gt;">d</text:text-input></text:span></text:p>
          </table:table-cell>
          <table:table-cell table:style-name="Tabla2.A1" table:number-columns-spanned="6" office:value-type="string">
            <text:p text:style-name="P25"><text:span text:style-name="T7">Manga: </text:span><text:span text:style-name="T10"><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5"><text:span text:style-name="T7">Puntal: </text:span><text:span text:style-name="T10"><text:text-input text:description="&lt;o.prop&gt;">d</text:text-input></text:span></text:p>
          </table:table-cell>
          <table:covered-table-cell/>
          <table:table-cell table:style-name="Tabla2.A1" office:value-type="string">
            <text:p text:style-name="P25"><text:span text:style-name="T7">Peso: </text:span><text:span text:style-name="T10"><text:text-input text:description="&lt;o.weight&gt;">d</text:text-input></text:span><text:span text:style-name="T10"> </text:span><text:span text:style-name="T10"><text:text-input text:description="&lt;o.weight_uom_id.name&gt;">d</text:text-input></text:span></text:p>
          </table:table-cell>
        </table:table-row>
        <table:table-row>
          <table:table-cell table:style-name="Tabla2.A1" table:number-columns-spanned="7" office:value-type="string">
            <text:p text:style-name="P39">Datos del motor</text:p>
          </table:table-cell>
          <table:covered-table-cell/>
          <table:covered-table-cell/>
          <table:covered-table-cell/>
          <table:covered-table-cell/>
          <table:covered-table-cell/>
          <table:covered-table-cell/>
          <table:table-cell table:style-name="Tabla2.A1" table:number-columns-spanned="3" office:value-type="string">
            <text:p text:style-name="P35"/>
          </table:table-cell>
          <table:covered-table-cell/>
          <table:covered-table-cell/>
        </table:table-row>
        <table:table-row>
          <table:table-cell table:style-name="Tabla2.A1" table:number-columns-spanned="2" office:value-type="string">
            <text:p text:style-name="P25"><text:span text:style-name="T7">Marca: </text:span><text:span text:style-name="T10"><text:text-input text:description="&lt;o.engine_brand_id.name&gt;">d</text:text-input></text:span></text:p>
          </table:table-cell>
          <table:covered-table-cell/>
          <table:table-cell table:style-name="Tabla2.A1" table:number-columns-spanned="5" office:value-type="string">
            <text:p text:style-name="P25"><text:span text:style-name="T7">Potencia: </text:span><text:span text:style-name="T10"><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5"><text:span text:style-name="T7">Nro. De Serie: </text:span><text:span text:style-name="T10"><text:text-input text:description="&lt;o.engine_serial_number&gt;">d</text:text-input></text:span></text:p>
          </table:table-cell>
          <table:covered-table-cell/>
          <table:covered-table-cell/>
        </table:table-row>
        <table:table-row>
          <table:table-cell table:style-name="Tabla2.A1" table:number-columns-spanned="10" office:value-type="string">
            <text:p text:style-name="P25"><text:span text:style-name="T7">Observaciones: </text:span><text:span text:style-name="T10"><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9">Datos del titular</text:p>
          </table:table-cell>
          <table:covered-table-cell/>
          <table:covered-table-cell/>
          <table:covered-table-cell/>
          <table:covered-table-cell/>
          <table:covered-table-cell/>
          <table:covered-table-cell/>
          <table:table-cell table:style-name="Tabla2.A1" table:number-columns-spanned="3" office:value-type="string">
            <text:p text:style-name="P35"/>
          </table:table-cell>
          <table:covered-table-cell/>
          <table:covered-table-cell/>
        </table:table-row>
        <table:table-row>
          <table:table-cell table:style-name="Tabla2.A1" table:number-columns-spanned="6" office:value-type="string">
            <text:p text:style-name="P25"><text:span text:style-name="T7">Apellido y Nombres: </text:span><text:span text:style-name="T10"><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7">N/C: </text:p>
          </table:table-cell>
          <table:covered-table-cell/>
          <table:covered-table-cell/>
          <table:covered-table-cell/>
        </table:table-row>
        <table:table-row>
          <table:table-cell table:style-name="Tabla2.A1" table:number-columns-spanned="3" office:value-type="string">
            <text:p text:style-name="P25"><text:span text:style-name="T7">Tipo de doc. de identidad: </text:span><text:span text:style-name="T10"><text:text-input text:description="&lt;o.owner_id.document_type_id.name&gt;">d</text:text-input></text:span></text:p>
          </table:table-cell>
          <table:covered-table-cell/>
          <table:covered-table-cell/>
          <table:table-cell table:style-name="Tabla2.A1" table:number-columns-spanned="5" office:value-type="string">
            <text:p text:style-name="P25"><text:span text:style-name="T7">Nro: </text:span><text:span text:style-name="T10"><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27"><text:span text:style-name="T7">Fecha de nacimiento:</text:span><text:span text:style-name="T29"><text:text-input text:description="&lt;if test=&quot;o.owner_id.birthdate&quot;&gt;">if</text:text-input></text:span><text:span text:style-name="T7"> </text:span><text:span text:style-name="T20"><text:text-input text:description="&lt;time.strftime('%d',time.strptime(o.owner_id.birthdate,'%Y-%m-%d'))&gt;">d</text:text-input></text:span><text:span text:style-name="T20">/</text:span><text:span text:style-name="T20"><text:text-input text:description="&lt;time.strftime('%m',time.strptime(o.owner_id.birthdate,'%Y-%m-%d'))&gt;">d</text:text-input></text:span><text:span text:style-name="T20">/</text:span><text:span text:style-name="T20"><text:text-input text:description="&lt;time.strftime('%Y',time.strptime(o.owner_id.birthdate,'%Y-%m-%d'))&gt;">d</text:text-input></text:span><text:span text:style-name="T30"><text:text-input text:description="&lt;/if&gt;">/if</text:text-input></text:span></text:p>
          </table:table-cell>
          <table:covered-table-cell/>
        </table:table-row>
        <table:table-row>
          <table:table-cell table:style-name="Tabla2.A1" table:number-columns-spanned="10" office:value-type="string">
            <text:p text:style-name="P25"><text:span text:style-name="T7">Domicilio: </text:span><text:span text:style-name="T10"><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5"><text:span text:style-name="T7">Localidad: </text:span><text:span text:style-name="T10"><text:text-input text:description="&lt;o.owner_id.city&gt;">d</text:text-input></text:span></text:p>
          </table:table-cell>
          <table:covered-table-cell/>
          <table:covered-table-cell/>
          <table:table-cell table:style-name="Tabla2.A1" table:number-columns-spanned="2" office:value-type="string">
            <text:p text:style-name="P25"><text:span text:style-name="T7">C. Postal: </text:span><text:span text:style-name="T10"><text:text-input text:description="&lt;o.owner_id.zip&gt;">d</text:text-input></text:span></text:p>
          </table:table-cell>
          <table:covered-table-cell/>
          <table:table-cell table:style-name="Tabla2.A1" table:number-columns-spanned="5" office:value-type="string">
            <text:p text:style-name="P25"><text:span text:style-name="T7">Teléfonos: </text:span><text:span text:style-name="T10"><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5"><text:span text:style-name="T7">Celular: </text:span><text:span text:style-name="T10"><text:text-input text:description="&lt;o.owner_id.mobile&gt;">d</text:text-input></text:span></text:p>
          </table:table-cell>
          <table:covered-table-cell/>
          <table:covered-table-cell/>
          <table:table-cell table:style-name="Tabla2.A1" table:number-columns-spanned="7" office:value-type="string">
            <text:p text:style-name="P28"><text:span text:style-name="T7">Email: </text:span><text:span text:style-name="T10"><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5"><text:span text:style-name="T7">Estado Civil: </text:span><text:span text:style-name="T10"><text:text-input text:description="&lt;o.owner_id.marital_status&gt;">d</text:text-input></text:span></text:p>
          </table:table-cell>
          <table:covered-table-cell/>
          <table:covered-table-cell/>
          <table:table-cell table:style-name="Tabla2.A1" table:number-columns-spanned="7" office:value-type="string">
            <text:p text:style-name="P26"><text:span text:style-name="T7">Conyuge: </text:span><text:span text:style-name="T20"><text:s/></text:span><text:span text:style-name="T29"><text:text-input text:description="&lt;if test=&quot;o.owner_id.sex == 'M' and o.owner_id.marital_status == 'married'&quot;&gt;">if</text:text-input></text:span><text:span text:style-name="T29"> </text:span><text:span text:style-name="T20"><text:text-input text:description="&lt;o.owner_id.wife_id.name&gt;">d</text:text-input></text:span><text:span text:style-name="T30"><text:text-input text:description="&lt;/if&gt;">/if</text:text-input></text:span><text:span text:style-name="T29"><text:text-input text:description="&lt;if test=&quot;o.owner_id.sex == 'F' and o.owner_id.marital_status == 'married'&quot;&gt;">if</text:text-input></text:span><text:span text:style-name="T20"><text:text-input text:description="&lt;o.owner_id.husband_id.name&gt;">d</text:text-input></text:span><text:span text:style-name="T30"><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8">Profesión: <text:span text:style-name="T11"><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5"/>
      <text:p text:style-name="P23"><text:s text:c="41"/></text:p>
      <text:p text:style-name="P8">Personas autorizadas a la visita, al ingreso y/o utilización de la embarcación</text:p>
      <text:p text:style-name="P7"/>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text:s/>v / i / u</text:p>
          </table:table-cell>
          <table:table-cell table:style-name="Tabla1.A1" office:value-type="string">
            <text:p text:style-name="P6">Apellido y Nombres</text:p>
          </table:table-cell>
          <table:table-cell table:style-name="Tabla1.C1" office:value-type="string">
            <text:p text:style-name="P9">Tipo y Nro. de documento<text:tab/> </text:p>
          </table:table-cell>
        </table:table-row>
        <table:table-row table:style-name="Tabla1.1">
          <table:table-cell table:style-name="Tabla1.A1" office:value-type="string">
            <text:p text:style-name="P36"><text:text-input text:description="&lt;for each=&quot;line in o.authorization_ids&quot;&gt;">For each line</text:text-input></text:p>
          </table:table-cell>
          <table:table-cell table:style-name="Tabla1.A1" office:value-type="string">
            <text:p text:style-name="P10"/>
          </table:table-cell>
          <table:table-cell table:style-name="Tabla1.C1" office:value-type="string">
            <text:p text:style-name="P10"/>
          </table:table-cell>
        </table:table-row>
        <table:table-row table:style-name="Tabla1.1">
          <table:table-cell table:style-name="Tabla1.A1" office:value-type="string">
            <text:p text:style-name="P38"><text:text-input text:description="&lt;line.authorization_type_id.name&gt;">authorization</text:text-input></text:p>
          </table:table-cell>
          <table:table-cell table:style-name="Tabla1.A1" office:value-type="string">
            <text:p text:style-name="P38"><text:text-input text:description="&lt;line.partner_id.name&gt;">name</text:text-input></text:p>
          </table:table-cell>
          <table:table-cell table:style-name="Tabla1.C1" office:value-type="string">
            <text:p text:style-name="P37"><text:span text:style-name="T45"><text:text-input text:description="&lt;line.partner_id.document_type_id.name&gt;">tipo</text:text-input></text:span><text:span text:style-name="T45"> <text:s/></text:span><text:span text:style-name="T45"><text:text-input text:description="&lt;line.partner_id.document_number&gt;">doc</text:text-input></text:span></text:p>
          </table:table-cell>
        </table:table-row>
        <table:table-row table:style-name="Tabla1.1">
          <table:table-cell table:style-name="Tabla1.A1" office:value-type="string">
            <text:p text:style-name="P37"><text:text-input text:description="&lt;/for&gt;">End For</text:text-input></text:p>
          </table:table-cell>
          <table:table-cell table:style-name="Tabla1.A1" office:value-type="string">
            <text:p text:style-name="P10"/>
          </table:table-cell>
          <table:table-cell table:style-name="Tabla1.C1" office:value-type="string">
            <text:p text:style-name="P10"/>
          </table:table-cell>
        </table:table-row>
      </table:table>
      <text:p text:style-name="P7"/>
      <text:p text:style-name="P16">Declaro bajo juramento que los datos consignados son reales, comprometiéndose a actualizarlos ante modificaciones y sabiendo que la <text:span text:style-name="T46">falsedad</text:span> de los mismos origina la pérdida de la calidad de asociado con sus correspondientes consecuencias.</text:p>
      <text:p text:style-name="P16">Asimismo me responsabilizo totalmente por cualquier daño producido por las personas autorizadas, por culpa o dolo de las mismas, no pudiendo invocar ninguna eximente al respecto.</text:p>
      <text:p text:style-name="P16"/>
      <text:p text:style-name="P15"/>
      <text:p text:style-name="P1"><text:span text:style-name="T6">Firma:</text:span><text:span text:style-name="T7"> ……………………… <text:s text:c="3"/></text:span><text:span text:style-name="T6">Aclaración:</text:span><text:span text:style-name="T7">…………………………………………………</text:span></text:p>
      <text:p text:style-name="P15"/>
      <text:p text:style-name="P1"><text:span text:style-name="T6">Tipo y Nro. de documento</text:span><text:span text:style-name="T7">: ………………………………..</text:span></text:p>
      <text:p text:style-name="P16"/>
      <text:p text:style-name="P46"><text:span text:style-name="T1"/></text:p>
      <text:p text:style-name="P46"><text:span text:style-name="T1"/></text:p>
      <text:p text:style-name="P46"><text:soft-page-break/><text:span text:style-name="T1">Contrato de guarda </text:span></text:p>
      <text:p text:style-name="P4">de embarcaciones</text:p>
      <text:p text:style-name="P20">Nº <text:span text:style-name="T17"><text:text-input text:description="&lt;o.contract_ids[0].start_code&gt;">d</text:text-input></text:span></text:p>
      <text:p text:style-name="P21"><draw:connector text:anchor-type="char" draw:z-index="7" draw:style-name="gr1" draw:text-style-name="P48" draw:type="line" svg:x1="0.042cm" svg:y1="0.258cm" svg:x2="16.554cm" svg:y2="0.261cm" svg:d="M42 258l16512 3" svg:viewBox="0 0 16514 5"><text:p/></draw:connector></text:p>
      <text:p text:style-name="P34">En la ciudad de Rosario, a l<text:span text:style-name="T37">os </text:span><text:span text:style-name="T23"><text:date style:data-style-name="N106" text:date-value="2016-03-01T10:30:49.022294324">01</text:date></text:span><text:span text:style-name="T37"> días del mes de </text:span><text:span text:style-name="T24"><text:date style:data-style-name="N34" text:date-value="2016-03-01T10:30:49.023086414">marzo</text:date></text:span><text:span text:style-name="T37"> de </text:span>2<text:span text:style-name="T38">0</text:span><text:span text:style-name="T26"><text:date style:data-style-name="N107" text:date-value="2016-03-01T10:30:49.023950798">16</text:date></text:span>, entre Sorrento Open Club Asociación Civil, con domicilio en calle José Hernández de la ciudad de Rosario, en más denominada “<text:span text:style-name="T1">La Guardería”</text:span> y por otra parte el Sr <text:span text:style-name="T24"><text:text-input text:description="&lt;o.owner_id.name&gt;">d</text:text-input></text:span><text:span text:style-name="T24"> </text:span>Doc.Nac. de Identidad Nro <text:span text:style-name="T24"><text:text-input text:description="&lt;o.owner_id.document_number&gt;">d</text:text-input></text:span><text:span text:style-name="T24">, </text:span>domiciliado en <text:span text:style-name="T24"><text:text-input text:description="&lt;o.owner_id.street&gt;">d</text:text-input></text:span><text:span text:style-name="T24">, </text:span>nacido el <text:span text:style-name="T27"><text:text-input text:description="&lt;if test=&quot;o.owner_id.birthdate&quot;&gt;">if</text:text-input></text:span><text:span text:style-name="T8"> </text:span><text:span text:style-name="T24"><text:text-input text:description="&lt;time.strftime('%d',time.strptime(o.owner_id.birthdate,'%Y-%m-%d'))&gt;">d</text:text-input></text:span><text:span text:style-name="T24">/</text:span><text:span text:style-name="T24"><text:text-input text:description="&lt;time.strftime('%m',time.strptime(o.owner_id.birthdate,'%Y-%m-%d'))&gt;">d</text:text-input></text:span><text:span text:style-name="T24">/</text:span><text:span text:style-name="T24"><text:text-input text:description="&lt;time.strftime('%Y',time.strptime(o.owner_id.birthdate,'%Y-%m-%d'))&gt;">d</text:text-input></text:span><text:span text:style-name="T28"><text:text-input text:description="&lt;/if&gt;">/if</text:text-input></text:span><text:span text:style-name="T28">,</text:span> de profesión <text:span text:style-name="T24"><text:text-input text:description="&lt;o.owner_id.function&gt;">d</text:text-input></text:span>, estado civil <text:span text:style-name="T24"><text:text-input text:description="&lt;o.owner_id.marital_status&gt;">d</text:text-input></text:span> con<text:span text:style-name="T40"> </text:span><text:span text:style-name="T35"><text:text-input text:description="&lt;if test=&quot;o.owner_id.sex == 'M' and o.owner_id.marital_status == 'married'&quot;&gt;">if</text:text-input></text:span><text:span text:style-name="T15"><text:text-input text:description="&lt;o.owner_id.wife_id.name&gt;">d</text:text-input></text:span><text:span text:style-name="T16"><text:text-input text:description="&lt;/if&gt;">/if</text:text-input></text:span><text:span text:style-name="T35"><text:text-input text:description="&lt;if test=&quot;o.owner_id.sex == 'F' and o.owner_id.marital_status == 'married'&quot;&gt;">if</text:text-input></text:span><text:span text:style-name="T15"><text:text-input text:description="&lt;o.owner_id.husband_id.name&gt;">d</text:text-input></text:span><text:span text:style-name="T16"><text:text-input text:description="&lt;/if&gt;">/if</text:text-input></text:span><text:span text:style-name="T28">.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9"><text:span text:style-name="T1">Segunda:”El Usuario” </text:span>guardará exclusivamente la siguiente embarcación:</text:p>
      <text:p text:style-name="P30">Nombre: <text:span text:style-name="T24"><text:text-input text:description="&lt;o.name&gt;">d</text:text-input></text:span></text:p>
      <text:p text:style-name="P30">Tipo y Modelo: <text:span text:style-name="T24"><text:text-input text:description="&lt;o.product_id.product_tmpl_id.name&gt;">d</text:text-input></text:span></text:p>
      <text:p text:style-name="P30">Astillero: <text:span text:style-name="T24"><text:text-input text:description="&lt;o.shipyard_id.name&gt;">d</text:text-input></text:span></text:p>
      <text:p text:style-name="P30">Casco: <text:span text:style-name="T24"><text:text-input text:description="&lt;o.hull&gt;">d</text:text-input></text:span><text:span text:style-name="T24"> <text:s text:c="41"/></text:span>Año: <text:span text:style-name="T24"><text:text-input text:description="&lt;o.hull_year&gt;">d</text:text-input></text:span></text:p>
      <text:p text:style-name="P30">Marca y potencia del motor: <text:span text:style-name="T24"><text:text-input text:description="&lt;o.engine_brand_id.name&gt;">d</text:text-input></text:span><text:span text:style-name="T24"> - </text:span><text:span text:style-name="T24"><text:text-input text:description="&lt;o.engine_power&gt;">d</text:text-input></text:span><text:span text:style-name="T24"> <text:s text:c="8"/></text:span>Nro de Serie: <text:span text:style-name="T24"><text:text-input text:description="&lt;o.engine_serial_number&gt;">d</text:text-input></text:span></text:p>
      <text:p text:style-name="P30">Matrícula Nro: <text:span text:style-name="T24"><text:text-input text:description="&lt;o.plate&gt;">d</text:text-input></text:span></text:p>
      <text:p text:style-name="P30">Eslora: <text:span text:style-name="T24"><text:text-input text:description="&lt;o.lenght&gt;">d</text:text-input></text:span><text:span text:style-name="T24"> <text:s text:c="6"/></text:span>Manga: <text:span text:style-name="T24"><text:text-input text:description="&lt;o.breadth&gt;">d</text:text-input></text:span><text:span text:style-name="T24"> <text:s text:c="6"/></text:span>Puntal: <text:span text:style-name="T24"><text:text-input text:description="&lt;o.prop&gt;">d</text:text-input></text:span> <text:s text:c="5"/>Peso: <text:span text:style-name="T24"><text:text-input text:description="&lt;o.weight&gt;">d</text:text-input></text:span><text:span text:style-name="T24"> </text:span><text:span text:style-name="T24"><text:text-input text:description="&lt;o.weight_uom_id.name&gt;">d</text:text-input></text:span></text:p>
      <text:p text:style-name="P33">Nro: <text:span text:style-name="T24"><text:text-input text:description="&lt;o.contract_ids[0].start_code&gt;">d</text:text-input></text:span></text:p>
      <text:p text:style-name="P30">Categoría de Guarda: <text:span text:style-name="T24"><text:text-input text:description="&lt;o.location_category_id.name&gt;">d</text:text-input></text:span></text:p>
      <text:p text:style-name="P32">Fecha de Alta: <text:span text:style-name="T25"><text:s/></text:span><text:span text:style-name="T24"><text:text-input text:description="&lt;time.strftime('%d',time.strptime(o.contract_ids[0].start_date,'%Y-%m-%d'))&gt;">d</text:text-input></text:span>/<text:span text:style-name="T24"><text:text-input text:description="&lt;time.strftime('%m',time.strptime(o.contract_ids[0].start_date,'%Y-%m-%d'))&gt;">d</text:text-input></text:span>/<text:span text:style-name="T24"><text:text-input text:description="&lt;time.strftime('%Y',time.strptime(o.contract_ids[0].start_date,'%Y-%m-%d'))&gt;">d</text:text-input></text:span> </text:p>
      <text:p text:style-name="P31"><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24"><text:text-input text:description="&lt;o.owner_id.street&gt;">d</text:text-input></text:span> de la ciudad de <text:span text:style-name="T24"><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9"><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41">Quinta: </text:span><text:span text:style-name="T42">El presente contrato tendrá una vigencia de 90 días a partir del día </text:span><text:span text:style-name="T22"><text:date style:data-style-name="N106" text:date-value="2016-03-01T10:30:49.054061528">01</text:date></text:span><text:span text:style-name="T43"> </text:span><text:span text:style-name="T44">de</text:span><text:span text:style-name="T42"> </text:span><text:span text:style-name="T21"><text:date style:data-style-name="N34" text:date-value="2016-03-01T10:30:49.054981232">marzo</text:date></text:span><text:span text:style-name="T42"> de 2</text:span><text:span text:style-name="T43">0</text:span><text:span text:style-name="T19"><text:date style:data-style-name="N107" text:date-value="2016-03-01T10:30:49.056236003">16</text:date></text:span><text:span text:style-name="T42">, quedando prorrogado automáticamente por lapsos idénticos hasta que alguna de las partes ponga fin al mismo. En este caso,</text:span><text:span text:style-name="T41">”La Guardería” </text:span><text:span text:style-name="T42">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36"><text:text-input text:description="&lt;number_to_string(o.amount_total)&gt;">Son pesos: dos mil trecientos cuarenta y cuatro con cincuenta centavos</text:text-input></text:span></text:span><text:span text:style-name="Fuente_20_de_20_párrafo_20_predeter."><text:span text:style-name="T18"> </text:span></text:span><text:span text:style-name="T42"><text:s/>($</text:span><text:span text:style-name="T39"><text:placeholder text:placeholder-type="text">&lt;o.amount_total&gt;</text:placeholder></text:span><text:span text:style-name="T42">)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correspondiente al </text:span><text:soft-page-break/><text:span text:style-name="T4">“Usuario” moroso. Establece dicha disposición legal : “</text:span><text:span text:style-name="T9">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1"/>
      <text:p text:style-name="P11"/>
      <text:p text:style-name="P11"/>
      <text:p text:style-name="P11"/>
      <text:p text:style-name="P11"/>
      <text:p text:style-name="P7">Del Usuario <text:s text:c="83"/>Por la Guardería</text:p>
      <text:p text:style-name="P4"/>
      <text:p text:style-name="P4"/>
      <text:p text:style-name="P4"/>
      <text:p text:style-name="P4"/>
      <text:p text:style-name="P4"/>
      <text:p text:style-name="P47">Reglamento</text:p>
      <text:p text:style-name="P19">Nº</text:p>
      <text:p text:style-name="P21"><draw:connector text:anchor-type="char" draw:z-index="8" draw:style-name="gr1" draw:text-style-name="P48" draw:type="line" svg:x1="0.042cm" svg:y1="0.258cm" svg:x2="16.554cm" svg:y2="0.261cm" svg:d="M42 258l16512 3" svg:viewBox="0 0 16514 5"><text:p/></draw:connector></text:p>
      <text:p text:style-name="P3"/>
      <text:p text:style-name="P7">CAPÍTULO I: Facultades y obligaciones de los USUARIOS Y de Sorrento Open Club Asociación Civil.-</text:p>
      <text:list xml:id="list2846269500043407695" text:style-name="WW8Num1">
        <text:list-item>
          <text:list>
            <text:list-item>
              <text:p text:style-name="P41"><text:span text:style-name="T4">Los Usuarios de</text:span><text:span text:style-name="T2"> Sorrento Open Club Asociación Civil,</text:span><text:span text:style-name="T4"> se encuentran facultados al uso y goce de las marinas, parcelas o cunas existentes en el complejo náutico y a amarrar su embarcación dentro del espejo de agua al que por ellas se acceda y se les asigne de acuerdo sus características y dimensiones del barco y a la contraprestación que por el lo abonen.-</text:span></text:p>
            </text:list-item>
            <text:list-item>
              <text:p text:style-name="P41"><text:span text:style-name="T2">Sorrento Open Club Asociación Civil </text:span><text:span text:style-name="T4">brinda el servicio de estadía en amarra, otorgando el uso y goce de una amarra en la DARSENA, y sobre una de las marinas flotantes, de una medida acorde con las dimensiones de la embarcación para la cuál <text:s/>aquella ha sido solicitada, la que será exclusivamente determinada por </text:span><text:span text:style-name="T2">Sorrento Open Club Asociación Civil, </text:span><text:span text:style-name="T4">de acuerdo con las </text:span><text:span text:style-name="T5">características</text:span><text:span text:style-name="T4"> de la embarcación,</text:span><text:span text:style-name="T2"> Sorrento Open Club Asociación Civil,</text:span><text:span text:style-name="T4"> se reserva la facultad de cambiar la embarcación de amarra, parcela o cuna, si las circunstancias así lo aconsejaren, bajo la única condición de notificar previamente tal cambio a LOS USUARIOS, en el domicilio constituido por ello fijado ante la Administración. Si los USUARIOS no notifican el cambio de domicilio, todas las notificaciones <text:s/>que se realicen en el último denunciado por cualquier razón que fuere <text:s/>a raíz del presente contrato, producirá plena y absoluta </text:span><text:span text:style-name="T5">validez</text:span><text:span text:style-name="T4"> aún en caso de mudanza, desconocimiento del destinatario,etc.-</text:span></text:p>
            </text:list-item>
            <text:list-item>
              <text:p text:style-name="P41"><text:span text:style-name="T2"><text:s/></text:span><text:span text:style-name="T4">El USUARIO podrá hacer uso y goce de la amarra sea o no sea propietario <text:s/>DE LA EMBARCACIÓN destinataria de aquella, siempre que se encuentre en posesión pacífica de la nave. En caso de no ser titular registrado, el poseedor deberá dejar una copia certificada del instrumento que así lo acredite en la Administración, para exhibirlo ante la Prefectura Naval Argentina y/o autoridades que así lo soliciten.-</text:span></text:p>
            </text:list-item>
            <text:list-item>
              <text:p text:style-name="P41"><text:span text:style-name="T4"><text:s/>Los USUARIOS y su grupo familiar e invitados podrán acceder a </text:span><text:span text:style-name="T2">Sorrento Open Club Asociación Civil </text:span><text:span text:style-name="T4">para el embarco y desembarco de su embarcación en las condiciones y términos establecidos en el presente Reglamento Interno.-</text:span></text:p>
            </text:list-item>
            <text:list-item>
              <text:p text:style-name="P41"><text:span text:style-name="T4"><text:s/>A los efectos indicados en el punto precedente, los USUARIOS deberán suministrar a </text:span><text:span text:style-name="T2">Sorrento Open Club Asociación Civil ,</text:span><text:span text:style-name="T4"> para el debido control de entrada al Complejo Náutico. El nombre y documento de identidad de los miembros de su grupo familiar que se encuentran autorizados a acceder a la embarcación y entregar a la Administración, la restante documentación que se les requiera a dichos fines.-</text:span></text:p>
            </text:list-item>
            <text:list-item>
              <text:p text:style-name="P41"><text:span text:style-name="T4"><text:s/>Asimismo, deberá autorizar en cada oportunidad y por escrito el ingreso de sus invitados, suministrando a la Administración de </text:span><text:span text:style-name="T2">Sorrento Open Club Asociación Civil </text:span><text:span text:style-name="T4">el nombre y documento de identidad de los mismos. Para salir a navegar el USUARIO deberá cumplir con las normas vigentes , dejando asentado en el Libro de Rol de embarcaciones en Navegación, obrante en la Administración, el nombre de la embarcación y matrícula, nombre y firma del titular del timonel o patrón, la zona donde se dispone a navegar, fecha de salida, fecha estimada de arribo, números de acompañantes mayores y menores a bordo.</text:span></text:p>
            </text:list-item>
            <text:list-item>
              <text:p text:style-name="P42"><text:s/>El USUARIO se compromete a dar cumplimiento con todas las normas administrativas, legales reglamentarias emanadas de las autoridades respectivas, con relación a la embarcación que fuere destinataria de su amarra, como así satisfacer aquellas disposiciones que se refieren a las condiciones de habilitación para su manejo y/o tripulación, asumiendo en su caso, el USUARIO la absoluta responsabilidad derivada de su inobservancia. La EMBARCACIÓN deberá contar con todos los elementos de seguridad imprescindibles que dispone la reglamentación y tener siempre el Certificado de Elementos a bordo vigente.-</text:p>
            </text:list-item>
            <text:list-item>
              <text:p text:style-name="P41"><text:span text:style-name="T4"><text:s/>En el caso de que el USUARIO adquiriese una embarcación de mayor porte, sólo tendrá derecho a continuar en el uso y goce su amarra en el supuesto de que </text:span><text:span text:style-name="T2">Sorrento Open Club Asociación Civil </text:span><text:span text:style-name="T4">tenga disponible en la DARSENA una de las dimensiones correspondientes a la nueva embarcación. Dada tal condición, el USUARIO deberá abonar las diferencias económicas correspondientes. En el caso de no haber amarra disponible en la DARSENA para las dimensiones de la nueva embarcación, el USUARIO nasa podrá </text:span><text:soft-page-break/><text:span text:style-name="T4">reclamar a </text:span><text:span text:style-name="T2">Sorrento Open Club Asociación Civil. </text:span><text:span text:style-name="T4">A los efectos de aplicación de las previsiones contempladas en la presente cláusula, EL USUARIO deberá comunicar a </text:span><text:span text:style-name="T2">Sorrento Open Club Asociación Civil </text:span><text:span text:style-name="T4">su intención de sustituir LA EMBARCACION con treinta días corridos de anticipación, debiendo </text:span><text:span text:style-name="T2">Sorrento Open Club Asociación Civil </text:span><text:span text:style-name="T4">expedirse al respecto dentro de los veinte días de recibida la notificación.-</text:span></text:p>
            </text:list-item>
            <text:list-item>
              <text:p text:style-name="P42">NO ESTA PERMITIDO <text:s/>realizar actividad comercial alguna con las embarcaciones amarradas en este Complejo, salvo autorización expresa de la Administración y abonado el canon correspondiente. NO ESTA PERMITIDO realizar ninguna actividad reñida con la moral y las buenas costumbres.-</text:p>
            </text:list-item>
            <text:list-item>
              <text:p text:style-name="P43">NO ESTA PERMITIDO el uso de la embarcación como vivienda permanente, salvo autorización expresa de la Administración y abonando el canon correspondiente.-</text:p>
            </text:list-item>
          </text:list>
        </text:list-item>
      </text:list>
      <text:p text:style-name="P11"/>
      <text:p text:style-name="P7">CAPÍTULO II: De las embarcaciones, su protección y seguridad .</text:p>
      <text:p text:style-name="P11">2.1 Las amarras, que deberán ser provistas e instaladas por los USUARIOS deberán tener una mena mínima de 10 mm. en las embarcaciones de hasta 8 mts de eslora,de 12 mm en las embarcaciones de hasta 10 mts de eslora y de ahí en adelante se exigirá a LOS USUARIOS el proveer cabos de mena apropiada. No serán admitidas las de polietileno, cable, ni fibras vegetales, sino que deberán ser de nylon o dacron. El buen estado y protección contra roturas de roce estará también a cargo de LOS USUARIOS, quienes responderán por ello.-</text:p>
      <text:p text:style-name="P11">2.2 Las embarcaciones deberán estar provistas de un mínimo de tres defensas por banda, acorde con las características del barco. En caso de extravío, no responderá PS.-</text:p>
      <text:p text:style-name="P1"><text:span text:style-name="T4">2.3 Las deficiencias de las amarras y defensas podrán ser corregidas por el Puerto con cargo al USUARIO. Si esto fuera consecuencia del manifiesto abandono en el mantenimiento, con posibilidad de perjuicio a embarcaciones vecinas, o por simple razones de estética en razón de su aspecto ruinoso, o si mediare falta de pago de las mensualidades, </text:span><text:span text:style-name="T2">Sorrento Open Club Asociación Civil </text:span><text:span text:style-name="T4">podrá retirar la embarcación a un lugar apartado del amarradero o de otro lugar <text:s/>fuera de él, todo por cuenta y riesgo del USUSARIO, quien otorga en este acto su irretractable autorización. En el término de 48 horas de notificado el USUARIO según lo dispuesto en el punto 1.2 se extinguirá automáticamente la obligación de custodia o guarda por parte de </text:span><text:span text:style-name="T2">Sorrento Open Club Asociación Civil. </text:span><text:span text:style-name="T4">Si existiera riesgo de hundimiento el Puerto podrá hacerse cargo de levantarlo o achicarlo, según el caso, con cargo y responsabilidad del propietario por cualquier daño o accidente que esto le ocasionare durante la operación.-</text:span></text:p>
      <text:p text:style-name="P1"><text:span text:style-name="T4">2.4 El personal de marinería de </text:span><text:span text:style-name="T2">Sorrento Open Club Asociación Civil </text:span><text:span text:style-name="T4">observará que las embarcaciones estén siempre bien amarradas, controlarán que no golpeen y si cumplen con las reglamentaciones del amarradero, pero </text:span><text:span text:style-name="T2">Sorrento Open Club Asociación Civil </text:span><text:span text:style-name="T4">no responderá en caso de siniestro, daño o perjuicio alguno.-</text:span></text:p>
      <text:p text:style-name="P11">2.5 LOS USUARIOS deberán amarrar las drizas en lugares que no golpeen a fin de no ocasionar ruidos molestos a las embarcaciones vecinas.-</text:p>
      <text:p text:style-name="P1"><text:span text:style-name="T4">2.6 El personal de <text:s/></text:span><text:span text:style-name="T2">Sorrento Open Club Asociación Civil </text:span><text:span text:style-name="T4">se encuentra autorizado a ingresar a las embarcaciones en caso de producirse cualquier infracción al presente y proceder a corregir dicha circunstancia. Todo costo que demande su intervención será a cargo del titular de la respectiva embarcación.-</text:span></text:p>
      <text:p text:style-name="P1"><text:span text:style-name="T4">2.7 Las embarcaciones sólo pueden ser conducidas o retiradas de sus amarras por los USUARIOS. En caso de que estos fueran personas jurídicas, por sus representantes legales o debidamente acreditados. En el supuesto de que los USUARIOS y/o sus representantes autoricen a otras personas para conducir las embarcaciones registradas, tal autorización deberá constar por escrito firmado y entregado a la Administración de</text:span><text:span text:style-name="T2"> Sorrento Open Club Asociación Civil . </text:span><text:span text:style-name="T4">No se permitirá a persona alguna el retiro de una embarcación de su amarra si previamente no se ha cumplido con el requisito precedentemente indicado. En cualquiera de los casos, para salir navegando el que conduce debe tener la Licencia de Timonel, Patrón o de Piloto de Altura para embarcaciones deportivas, en vigencia.-</text:span></text:p>
      <text:p text:style-name="P11"/>
      <text:p text:style-name="P7">CAPÍTULO III: Del personal de marinería y de trabajos en las embarcaciones</text:p>
      <text:p text:style-name="P1"><text:span text:style-name="T4">3.1 El personal de marinería de LOS USUARIOS y quienes realicen trabajos en las embarcaciones por cuenta de los USUARIOS podrán permanecer dentro del Complejo Náutico dentro del horario que la guardería disponga. </text:span><text:span text:style-name="T2">Sorrento Open Club Asociación Civil </text:span><text:span text:style-name="T4">no se </text:span><text:soft-page-break/><text:span text:style-name="T4">beneficia con las tareas del personal de marinería particular que utilice el USUARIO, ni esas prestaciones tienen relación con la prestación normal y habitual de </text:span><text:span text:style-name="T2">Sorrento Open Club Asociación Civil,</text:span><text:span text:style-name="T4"> por ende, éste se encuentra exceptuado de cumplir con las normas del art. 30 de la Ley de Contrato de trabajo, siendo una responsabilidad solo inherente al USUARIO . También será responsabilidad exclusiva del USUARIO cualquier incumplimiento, hecho o actuación de su personal de marinería, frente a </text:span><text:span text:style-name="T2">Sorrento Open Club Asociación Civil </text:span><text:span text:style-name="T4">y/o terceros. En caso de que </text:span><text:span text:style-name="T2"><text:s/>Sorrento Open Club Asociación Civil </text:span><text:span text:style-name="T4">se vea involucrado en algún reclamo civil, laboral, etc. Por prestadores del USUARIO, ejercerá el inmediato derecho de retención de la embarcación hasta la extinción del reclamo.-</text:span></text:p>
      <text:p text:style-name="P1"><text:span text:style-name="T4">3.2 Los USUARIOS <text:s/>deberán notificar fehacientemente a la Administración de </text:span><text:span text:style-name="T2">Sorrento Open Club Asociación Civil </text:span><text:span text:style-name="T4">el nombre y número de documento del o los marineros que atenderán a sus embarcaciones, para el necesario control de acceso al complejo y, en su caso, si se encuentran autorizados o no para la conducción y retiro de sus amarras de los barcos, de acuerdo con lo previsto en la cláusula 2.7.-</text:span></text:p>
      <text:p text:style-name="P1"><text:span text:style-name="T4">3.3 Está terminantemente prohibido sopletear , pulir, soldar, hacer fuego, escuchar música a gran volumen, hacer ruidos molestos y tirar desperdicios al agua, tales como aceite, pintura, combustibles, plásticos, etc. Asimismo, los USUARIOS no podrán por sí o por terceros, realizar trabajos de gran envergadura en las embarcaciones que afecten o puedan afectar la tranquilidad, seguridad y salud de los demás, como así tampoco, llevar a cabo tareas de restauración de barcos, sin que la Administración de </text:span><text:span text:style-name="T2">Sorrento Open Club Asociación Civil</text:span><text:span text:style-name="T4"> haya autorizado previamente y por escrito, la realización de tales obras.-</text:span></text:p>
      <text:p text:style-name="P11">3.4 La contratación de un marinero que atienda o trabaje en una embarcación que amarre en la marina para que lo haga en otra embarcación del mismo USUARIO sólo podrá ser efectuada previa autorización por <text:span text:style-name="T47">escrito</text:span> de la empresa y presentación de los seguros correspondientes.-</text:p>
      <text:p text:style-name="P11">3.5 Queda terminantemente prohibido todo tipo de reunión de marineros a bordo de las embarcaciones.-</text:p>
      <text:p text:style-name="P11"/>
      <text:p text:style-name="P7">CAPÍTULO IV: Del uso de marinas y canales</text:p>
      <text:p text:style-name="P11">4.1 Queda absolutamente prohibido entrar, salir o maniobrar a vela dentro del Complejo Náutico. Todos sus desplazamientos deberán ser propulsados a motor y a la velocidad mas baja posible.-</text:p>
      <text:p text:style-name="P11">4.2 Las embarcaciones y bote auxiliar no pueden sobresalir del espacio de la amarra concedida en uso.-</text:p>
      <text:p text:style-name="P11">4.3 Está terminantemente prohibido parar o dejar cualquier tipo de embarcación en las marinas y/o canales o zonas comunes dentro de la marina.-</text:p>
      <text:p text:style-name="P11">4.4 Las marinas deberán permanecer despejadas y limpias. Los elementos que no puedan ser guardados dentro de las embarcaciones deberán ser retirados por sus propietarios.-</text:p>
      <text:p text:style-name="P11">4.5 Está terminantemente prohibido circular con animales dentro de la marina, salvo que los mismos estén con collar y cadena. El animal siempre debe estar acompañado por la presencia de alguna persona responsable adulta.-</text:p>
      <text:p text:style-name="P11">4.6 En el predio de la marina las embarcaciones no podrán circular a más de 2 nudos por hora y los vehículos a más de 20 kilómetros por hora.-</text:p>
      <text:p text:style-name="P11">4.7 Los USUARIOS no podrán dejar sobre la embarcación ningún elemento que pueda resultar propicio a la combustión o a la explosión (garrafas, bengalas, bidones con combustible, encendedores, etc.).-</text:p>
      <text:p text:style-name="P1"><text:span text:style-name="T4">4.8 Los USUARIOS cuya embarcación abandone la marina y no regrese en el día por distintos motivos, ya sea : accidente, impedimento, viajes, ir a varadero o abandono definitivo, deberán informar esa circunstancias por escrito a la administración; o, en caso <text:s/>de no estar funcionando ésta, a la portería del Complejo,</text:span><text:span text:style-name="T2"> Sorrento Open Club Asociación Civil </text:span><text:span text:style-name="T4">notificará la permanencia de canal de VHF como Estación Fija Terrestre donde se podrán comunicar las embarcaciones.-</text:span></text:p>
      <text:p text:style-name="P1"><text:span text:style-name="T4">4.9 Es atribución de la Administración de </text:span><text:span text:style-name="T2">Sorrento Open Club Asociación Civil, </text:span><text:span text:style-name="T4">la utilización del espacio de amarre cuando éste se encuentre desocupado temporalmente por el USUARIO de una marina.-</text:span></text:p>
      <text:p text:style-name="P11"/>
      <text:p text:style-name="P11"/>
      <text:p text:style-name="P7"><text:soft-page-break/>CAPITULO V: De las relaciones entre LOS USUARIOS Y PUERTO SORRENTO</text:p>
      <text:p text:style-name="P1"><text:span text:style-name="T4">5.1 En ningún caso </text:span><text:span text:style-name="T2">Sorrento Open Club Asociación Civil </text:span><text:span text:style-name="T4">será responsable por las pérdidas, extravíos o daños que sufra la embarcación, sus accesorios fijos o móviles en la amarra, parcela o cuna, debiendo el usuario adoptar todas las previsiones o contar con seguros adecuados para evitar daños de todo tipo (rotura, incendio, hundimiento, incapacidad, muerte etc.) no sólo de su embarcación sino también los que pudieran extenderse a otras o terceros o instalaciones de la guardería. Esta podrá requerir mensualmente las constancias de vigencia de las pólizas y en caso de no estarlo podrá sin más trámites exigir el retiro definitivo de la embarcación.-</text:span></text:p>
      <text:p text:style-name="P1"><text:span text:style-name="T4">5.2 </text:span><text:span text:style-name="T2">Sorrento Open Club Asociación Civil </text:span><text:span text:style-name="T4">no será responsable por los daños que pueda sufrir la EMBARCACIÓN durante el acceso o egreso de LA DARSENA ni durante su permanencia a la amarra, ya sean derivados de la naturaleza, caso fortuito, fuerza mayor, crecidas o bajantes de las aguas, tormentas, vientos, tempestades o cualquier otro hecho natural o proveniente de terceros por los cuáles <text:s/></text:span><text:span text:style-name="T2">Sorrento Open Club Asociación Civil </text:span><text:span text:style-name="T4">no deba responder civilmente. Tampoco responderá <text:s/></text:span><text:span text:style-name="T2">Sorrento Open Club Asociación Civil </text:span><text:span text:style-name="T4">por las consecuencias dañosas para la EMBARCACIÓN provenientes de colisiones entre embarcaciones dentro de LA DARSENA o con las instalaciones existentes en la misma.-</text:span></text:p>
      <text:p text:style-name="P1"><text:span text:style-name="T4">5.3 </text:span><text:span text:style-name="T2">Sorrento Open Club Asociación Civil <text:s/></text:span><text:span text:style-name="T4">no será responsable por las pérdidas, extravíos, robo, hurto o daños que pueda sufrir algún vehículo (automóvil, camioneta <text:s/>u otro) o rodado (moto, scooter, bicicleta u otro) estacionado o no , de manera correcta o no, en los lugares determinados para tal fin, por los cuales </text:span><text:span text:style-name="T2">Sorrento Open Club Asociación Civil </text:span><text:span text:style-name="T4">no deba responder civilmente. Tampoco responderá </text:span><text:span text:style-name="T2">Sorrento Open Club Asociación Civil </text:span><text:span text:style-name="T4">por las consecuencias dañosas <text:s/>para los vehículos y/o rodados proveniente de colisiones entre vehículos o con las instalaciones del Complejo Náutico.-</text:span></text:p>
      <text:p text:style-name="P1"><text:span text:style-name="T4">5.4 El USUARIO y el titular de la embarcación serán responsables frente a </text:span><text:span text:style-name="T2">Sorrento Open Club Asociación Civil </text:span><text:span text:style-name="T4">de todos los daños que con LA EMBARCACIÓN o las personas que acceden a la misma, ocasionen a las instalaciones existentes en la DÁRSENA y/o rodados de terceros, o a terceros propiamente dichos.-</text:span></text:p>
      <text:p text:style-name="P1"><text:span text:style-name="T4">5.5 El conductor del vehículo y/o rodado y su titular serán responsables frente a </text:span><text:span text:style-name="T2">Sorrento Open Club Asociación Civil </text:span><text:span text:style-name="T4">de todos los daños que con el vehículo o rodado pudieren ocasionar a las instalaciones existentes dentro del Complejo Náutico a otros vehículos y/o rodados de terceros, o a terceros propiamente dichos.-</text:span></text:p>
      <text:p text:style-name="P11">5.6 En caso de divergencia, controversia o acción por falta de pago, las partes se someten a la Jurisdicción y Competencia de los Tribunales Ordinarios de la ciudad de Rosario, renunciando a cualquier fuero y/o jurisdicción, incluyendo el Federal si correspondiere.-</text:p>
      <text:p text:style-name="P1"><text:span text:style-name="T4">5.7 Todos los impuestos que pesen o puedan gravar en el futuro la relación de </text:span><text:span text:style-name="T2">Sorrento Open Club Asociación Civil </text:span><text:span text:style-name="T4">con los USUARIOS deben ser abonados por los USUARIOS y podrán ser cargados a éstos en la facturación correspondiente.- </text:span></text:p>
      <text:p text:style-name="P1"><text:span text:style-name="T4">5.8 </text:span><text:span text:style-name="T2">Sorrento Open Club Asociación Civil</text:span><text:span text:style-name="T4"> se reserva el derecho exclusivo de modificar unilateralmente y en cualquier momento los términos del presente reglamento, sin necesidad de autorización alguna por parte de los USUARIOS.-</text:span></text:p>
      <text:p text:style-name="P12">En prueba de conformidad, se firman dos ejemplares de un mismo tenor y a un solo efecto recibiendo cada parte en este acto su ejemplar, de lo que queda constancia a través de las rúbricas del mismo, en la ciudad de Rosario a los <text:span text:style-name="T14"><text:date style:data-style-name="N106" text:date-value="2016-03-01T10:30:49.113526102">01</text:date></text:span><text:span text:style-name="T14"> </text:span>días del mes de <text:span text:style-name="T15"><text:date style:data-style-name="N34" text:date-value="2016-03-01T10:30:49.114214465">marzo</text:date></text:span><text:span text:style-name="T15"> </text:span>de 20<text:span text:style-name="T13"><text:date style:data-style-name="N107" text:date-value="2016-03-01T10:30:49.115062505">16</text:date></text:span> .-</text:p>
      <text:p text:style-name="P1"><text:s/></text:p>
      <text:p text:style-name="P1"/>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orphans="2" fo:widows="2" style:page-number="auto" fo:background-color="transparent" style:shadow="none" style:writing-mode="lr-tb">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6"><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3-01T10:30:48.826890761</dc:date>
    <meta:print-date>2014-11-11T13:31:00</meta:print-date>
    <meta:editing-cycles>54</meta:editing-cycles>
    <meta:editing-duration>PT4H35M8S</meta:editing-duration>
    <meta:generator>LibreOffice/4.4.6.3$Linux_X86_64 LibreOffice_project/40m0$Build-3</meta:generator>
    <meta:document-statistic meta:table-count="2" meta:image-count="1" meta:object-count="0" meta:page-count="7" meta:paragraph-count="128" meta:word-count="4139" meta:character-count="24964" meta:non-whitespace-character-count="20921"/>
  </office:meta>
</office:document-meta>
</file>